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C3CB7C794F8AC2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Empty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7473" draw:textarea-horizontal-align="justify" draw:textarea-vertical-align="middle" draw:auto-grow-height="false" fo:min-height="20.756cm" fo:min-width="27.491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svg:stroke-width="0.212cm" svg:stroke-color="#ffffff" draw:marker-start-width="0.518cm" draw:marker-end-width="0.518cm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212cm" svg:stroke-color="#ffffff" draw:marker-start-width="0.518cm" draw:marker-end-width="0.518cm" draw:textarea-vertical-align="middle" fo:padding-top="0.231cm" fo:padding-bottom="0.231cm" fo:padding-left="0.356cm" fo:padding-right="0.356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747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991cm" svg:height="21.006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xml:id="id1" draw:id="id1" draw:layer="layout" svg:width="0.762cm" svg:height="0.762cm" svg:x="6.106cm" svg:y="6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0.762cm" svg:height="0.762cm" svg:x="10.423cm" svg:y="4.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0.762cm" svg:height="0.762cm" svg:x="10.423cm" svg:y="7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0.762cm" svg:height="0.762cm" svg:x="16.517cm" svg:y="6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0.762cm" svg:height="0.762cm" svg:x="14.232cm" svg:y="8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6" draw:id="id6" draw:layer="layout" svg:width="0.762cm" svg:height="0.762cm" svg:x="11.692cm" svg:y="7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8" draw:id="id8" draw:layer="layout" svg:width="0.762cm" svg:height="0.762cm" svg:x="19.792cm" svg:y="6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.317cm -0.515cm" svg:x1="6.868cm" svg:y1="7.099cm" svg:x2="10.804cm" svg:y2="7.481cm" draw:start-shape="id1" draw:start-glue-point="10" draw:end-shape="id2" draw:end-glue-point="4" svg:d="M6868 7099h2095v-634h1841v1016" svg:viewBox="0 0 3937 1017">
            <text:p/>
          </draw:connector>
          <draw:connector draw:style-name="gr3" draw:text-style-name="P3" draw:layer="layout" svg:x1="14.994cm" svg:y1="9.132cm" svg:x2="16.898cm" svg:y2="7.734cm" draw:start-shape="id3" draw:start-glue-point="10" draw:end-shape="id4" draw:end-glue-point="8" svg:d="M14994 9132h1904v-1398" svg:viewBox="0 0 1905 1399">
            <text:p/>
          </draw:connector>
          <draw:connector draw:style-name="gr3" draw:text-style-name="P3" draw:layer="layout" draw:line-skew="-0.515cm" svg:x1="10.804cm" svg:y1="4.94cm" svg:x2="12.073cm" svg:y2="7.481cm" draw:start-shape="id5" draw:start-glue-point="4" draw:end-shape="id6" draw:end-glue-point="4" svg:d="M10804 4940v-1016h1269v3557" svg:viewBox="0 0 1270 3558">
            <text:p/>
          </draw:connector>
          <draw:custom-shape draw:style-name="gr2" draw:text-style-name="P2" xml:id="id7" draw:id="id7" draw:layer="layout" svg:width="0.762cm" svg:height="0.762cm" svg:x="16.517cm" svg:y="4.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.52cm" svg:x1="17.279cm" svg:y1="5.321cm" svg:x2="19.792cm" svg:y2="6.845cm" draw:start-shape="id7" draw:start-glue-point="10" draw:end-shape="id8" draw:end-glue-point="6" svg:d="M17279 5321h1777v1524h736" svg:viewBox="0 0 2514 1525">
            <text:p/>
          </draw:connector>
          <draw:custom-shape draw:style-name="gr2" draw:text-style-name="P2" xml:id="id10" draw:id="id10" draw:layer="layout" svg:width="0.762cm" svg:height="0.762cm" svg:x="17.533cm" svg:y="6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1" draw:id="id21" draw:layer="layout" svg:width="0.762cm" svg:height="0.762cm" svg:x="15.50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9" draw:id="id9" draw:layer="layout" svg:width="0.762cm" svg:height="0.762cm" svg:x="17.533cm" svg:y="10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17.914cm" svg:y1="10.275cm" svg:x2="17.914cm" svg:y2="6.845cm" draw:start-shape="id9" draw:start-glue-point="4" draw:end-shape="id10" draw:end-glue-point="8" svg:d="M17914 10275v-3430" svg:viewBox="0 0 1 3431">
            <text:p/>
          </draw:connector>
          <draw:custom-shape draw:style-name="gr2" draw:text-style-name="P2" xml:id="id12" draw:id="id12" draw:layer="layout" svg:width="0.762cm" svg:height="0.762cm" svg:x="17.279cm" svg:y="15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" draw:id="id11" draw:layer="layout" svg:width="0.762cm" svg:height="0.762cm" svg:x="18.802cm" svg:y="7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.253cm" svg:x1="19.183cm" svg:y1="8.497cm" svg:x2="17.66cm" svg:y2="15.103cm" draw:start-shape="id11" draw:start-glue-point="8" draw:end-shape="id12" draw:end-glue-point="4" svg:d="M19183 8497v3557h-1523v3049" svg:viewBox="0 0 1524 6607">
            <text:p/>
          </draw:connector>
          <draw:custom-shape draw:style-name="gr2" draw:text-style-name="P2" xml:id="id14" draw:id="id14" draw:layer="layout" svg:width="0.762cm" svg:height="0.762cm" svg:x="8.899cm" svg:y="7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" draw:id="id13" draw:layer="layout" svg:width="0.762cm" svg:height="0.762cm" svg:x="12.962cm" svg:y="7.2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cm -0.515cm" svg:x1="13.343cm" svg:y1="7.989cm" svg:x2="8.899cm" svg:y2="7.989cm" draw:start-shape="id13" draw:start-glue-point="8" draw:end-shape="id14" draw:end-glue-point="6" svg:d="M13343 7989v883h-5460v-883h1016" svg:viewBox="0 0 5461 884">
            <text:p/>
          </draw:connector>
          <draw:custom-shape draw:style-name="gr2" draw:text-style-name="P2" xml:id="id15" draw:id="id15" draw:layer="layout" svg:width="0.762cm" svg:height="0.762cm" svg:x="12.2cm" svg:y="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" draw:id="id16" draw:layer="layout" svg:width="0.762cm" svg:height="0.762cm" svg:x="16.263cm" svg:y="16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12.962cm" svg:y1="10.148cm" svg:x2="16.644cm" svg:y2="16.881cm" draw:start-shape="id15" draw:start-glue-point="10" draw:end-shape="id16" draw:end-glue-point="4" svg:d="M12962 10148h3682v6733" svg:viewBox="0 0 3683 6734">
            <text:p/>
          </draw:connector>
          <draw:custom-shape draw:style-name="gr2" draw:text-style-name="P2" xml:id="id17" draw:id="id17" draw:layer="layout" svg:width="0.762cm" svg:height="0.762cm" svg:x="12.708cm" svg:y="5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8" draw:id="id18" draw:layer="layout" svg:width="0.762cm" svg:height="0.762cm" svg:x="14.232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-0.515cm" svg:x1="13.089cm" svg:y1="5.956cm" svg:x2="14.613cm" svg:y2="4.686cm" draw:start-shape="id17" draw:start-glue-point="4" draw:end-shape="id18" draw:end-glue-point="4" svg:d="M13089 5956v-2286h1524v1016" svg:viewBox="0 0 1525 2287">
            <text:p/>
          </draw:connector>
          <draw:custom-shape draw:style-name="gr2" draw:text-style-name="P2" xml:id="id19" draw:id="id19" draw:layer="layout" svg:width="0.762cm" svg:height="0.762cm" svg:x="11.438cm" svg:y="10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0" draw:id="id20" draw:layer="layout" svg:width="0.762cm" svg:height="0.762cm" svg:x="15.247cm" svg:y="14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12.2cm" svg:y1="11.165cm" svg:x2="15.628cm" svg:y2="14.341cm" draw:start-shape="id19" draw:start-glue-point="10" draw:end-shape="id20" draw:end-glue-point="4" svg:d="M12200 11165h3428v3176" svg:viewBox="0 0 3429 3177">
            <text:p/>
          </draw:connector>
          <draw:custom-shape draw:style-name="gr2" draw:text-style-name="P2" xml:id="id22" draw:id="id22" draw:layer="layout" svg:width="0.762cm" svg:height="0.762cm" svg:x="14.232cm" svg:y="5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.768cm" svg:x1="15.882cm" svg:y1="4.686cm" svg:x2="14.613cm" svg:y2="6.718cm" draw:start-shape="id21" draw:start-glue-point="8" draw:end-shape="id22" draw:end-glue-point="8" svg:d="M15882 4686v3302h-1269v-1270" svg:viewBox="0 0 1270 3303">
            <text:p/>
          </draw:connector>
          <draw:custom-shape draw:style-name="gr2" draw:text-style-name="P2" xml:id="id24" draw:id="id24" draw:layer="layout" svg:width="0.762cm" svg:height="0.762cm" svg:x="13.978cm" svg:y="12.0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3" draw:id="id23" draw:layer="layout" svg:width="0.762cm" svg:height="0.762cm" svg:x="10.423cm" svg:y="9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svg:x1="10.804cm" svg:y1="10.275cm" svg:x2="13.978cm" svg:y2="12.435cm" draw:start-shape="id23" draw:start-glue-point="8" draw:end-shape="id24" draw:end-glue-point="6" svg:d="M10804 10275v2160h3174" svg:viewBox="0 0 3175 2161">
            <text:p/>
          </draw:connector>
          <draw:custom-shape draw:style-name="gr2" draw:text-style-name="P2" xml:id="id26" draw:id="id26" draw:layer="layout" svg:width="0.762cm" svg:height="0.762cm" svg:x="9.153cm" svg:y="9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5" draw:id="id25" draw:layer="layout" svg:width="0.762cm" svg:height="0.762cm" svg:x="6.106cm" svg:y="7.9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-0.261cm" svg:x1="6.106cm" svg:y1="8.37cm" svg:x2="9.153cm" svg:y2="9.894cm" draw:start-shape="id25" draw:start-glue-point="6" draw:end-shape="id26" draw:end-glue-point="6" svg:d="M6106 8370h-762v1524h3809" svg:viewBox="0 0 3810 1525">
            <text:p/>
          </draw:connector>
          <draw:custom-shape draw:style-name="gr2" draw:text-style-name="P2" xml:id="id27" draw:id="id27" draw:layer="layout" svg:width="0.762cm" svg:height="0.762cm" svg:x="7.36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8" draw:id="id28" draw:layer="layout" svg:width="0.762cm" svg:height="0.762cm" svg:x="9.153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7.36cm" svg:y1="6.083cm" svg:x2="9.153cm" svg:y2="5.067cm" draw:start-shape="id27" draw:start-glue-point="6" draw:end-shape="id28" draw:end-glue-point="6" svg:d="M7360 6083h-501v-1016h2294" svg:viewBox="0 0 2295 1017">
            <text:p/>
          </draw:connector>
          <draw:custom-shape draw:style-name="gr2" draw:text-style-name="P2" xml:id="id29" draw:id="id29" draw:layer="layout" svg:width="0.762cm" svg:height="0.762cm" svg:x="20.072cm" svg:y="7.9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0" draw:id="id30" draw:layer="layout" svg:width="0.762cm" svg:height="0.762cm" svg:x="19.818cm" svg:y="10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20.834cm" svg:y1="8.37cm" svg:x2="20.58cm" svg:y2="10.91cm" draw:start-shape="id29" draw:start-glue-point="10" draw:end-shape="id30" draw:end-glue-point="10" svg:d="M20834 8370h502v2540h-756" svg:viewBox="0 0 757 2541">
            <text:p/>
          </draw:connector>
          <draw:custom-shape draw:style-name="gr2" draw:text-style-name="P2" xml:id="id32" draw:id="id32" draw:layer="layout" svg:width="0.762cm" svg:height="0.762cm" svg:x="9.153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1" draw:id="id31" draw:layer="layout" svg:width="0.762cm" svg:height="0.762cm" svg:x="7.63cm" svg:y="10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8.392cm" svg:y1="10.91cm" svg:x2="9.534cm" svg:y2="11.8cm" draw:start-shape="id31" draw:start-glue-point="10" draw:end-shape="id32" draw:end-glue-point="4" svg:d="M8392 10910h1142v890" svg:viewBox="0 0 1143 891">
            <text:p/>
          </draw:connector>
          <draw:custom-shape draw:style-name="gr2" draw:text-style-name="P2" draw:layer="layout" svg:width="0.762cm" svg:height="0.762cm" svg:x="17.534cm" svg:y="6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762cm" svg:height="0.762cm" svg:x="17.534cm" svg:y="10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C3CB7C794F8AC2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5.191cm" svg:height="12.182cm" svg:x="1.398cm" svg:y="4.914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1cm" svg:y="19.13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8cm" svg:y="19.13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21:17:36.681439956</meta:creation-date>
    <dc:date>2017-03-19T22:57:02.749269254</dc:date>
    <meta:editing-duration>PT26M36S</meta:editing-duration>
    <meta:editing-cycles>5</meta:editing-cycles>
    <meta:generator>LibreOffice/5.1.6.2$Linux_X86_64 LibreOffice_project/10m0$Build-2</meta:generator>
    <meta:document-statistic meta:object-count="75"/>
  </office:meta>
</office:document-meta>
</file>